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Cantarell1" svg:font-family="Cantarell" style:font-adornments="Normal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8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&lt;0.001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7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6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347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6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5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63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9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3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5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459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9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Cantarel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75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2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89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97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0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1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14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7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9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50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8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8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405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</style:style>
    <style:style style:name="ce417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3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60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502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0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412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</style:style>
    <style:style style:name="ce430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4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78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519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1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13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</style:style>
    <style:style style:name="ce214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</style:style>
    <style:style style:name="ce421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15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42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</style:style>
    <style:style style:name="ce464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482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94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37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65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101" style:family="table-cell" style:parent-style-name="Default" style:data-style-name="N105">
      <style:table-cell-properties fo:border="0.06pt solid #999999" style:vertical-align="middle"/>
      <style:text-properties style:font-name="Cantarell" fo:font-size="8pt" style:text-underline-style="none" style:font-size-asian="8pt" style:font-size-complex="8pt"/>
      <style:map style:condition="is-true-formula([.$H2]&lt;0.001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18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</style:style>
    <style:style style:name="ce219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</style:style>
    <style:style style:name="ce429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20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75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503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49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7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</style:style>
    <style:style style:name="ce222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23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2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436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22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483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14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560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90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64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4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10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8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9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2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246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93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48" style:family="table-cell" style:parent-style-name="Default" style:data-style-name="N105">
      <style:table-cell-properties fo:background-color="transparent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49" style:family="table-cell" style:parent-style-name="Default" style:data-style-name="N105">
      <style:table-cell-properties fo:background-color="transparent" style:vertical-align="middle"/>
      <style:text-properties style:use-window-font-color="true"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250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&lt;0.001)" style:apply-style-name="Color" style:base-cell-address="'COMPRAS Y GASTOS'.A2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540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116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19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" fo:font-size="8pt" style:font-size-asian="8pt" style:font-size-complex="8pt"/>
    </style:style>
    <style:style style:name="ce120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" fo:font-size="8pt" style:font-size-asian="8pt" style:font-size-complex="8pt"/>
    </style:style>
    <style:style style:name="ce6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" fo:font-size="8pt" style:font-size-asian="8pt" style:font-size-complex="8pt"/>
    </style:style>
    <style:style style:name="ce122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" fo:font-size="8pt" style:font-size-asian="8pt" style:font-size-complex="8pt"/>
    </style:style>
    <style:style style:name="ce123" style:family="table-cell" style:parent-style-name="Default">
      <style:table-cell-properties fo:background-color="transparent" style:vertical-align="middle"/>
      <style:text-properties style:font-name="Cantarel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205"/>
        <table:table-column table:style-name="co6" table:default-cell-style-name="ce206"/>
        <table:table-column table:style-name="co7" table:default-cell-style-name="ce211"/>
        <table:table-column table:style-name="co8" table:default-cell-style-name="ce217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number-columns-repeated="2" table:default-cell-style-name="ce217"/>
        <table:table-column table:style-name="co16" table:default-cell-style-name="ce217"/>
        <table:table-column table:style-name="co11" table:default-cell-style-name="ce227"/>
        <table:table-column table:style-name="co8" table:default-cell-style-name="ce293"/>
        <table:table-column table:style-name="co17" table:default-cell-style-name="ce112"/>
        <table:table-column table:style-name="co18" table:default-cell-style-name="ce112"/>
        <table:table-column table:style-name="co18" table:number-columns-repeated="998" table:default-cell-style-name="ce206"/>
        <table:table-column table:style-name="co18" table:default-cell-style-name="ce335"/>
        <table:table-row table:style-name="ro1">
          <table:table-cell table:style-name="ce158" office:value-type="string" calcext:value-type="string">
            <text:p>Nº</text:p>
            <text:p>ORDEN</text:p>
          </table:table-cell>
          <table:table-cell table:style-name="ce163" office:value-type="string" calcext:value-type="string">
            <text:p>FECHA</text:p>
            <text:p>REGISTRO</text:p>
          </table:table-cell>
          <table:table-cell table:style-name="ce163" office:value-type="string" calcext:value-type="string">
            <text:p>FECHA</text:p>
            <text:p>FRA</text:p>
          </table:table-cell>
          <table:table-cell table:style-name="ce169" office:value-type="string" calcext:value-type="string">
            <text:p>N.º FRA</text:p>
          </table:table-cell>
          <table:table-cell table:style-name="ce183" office:value-type="string" calcext:value-type="string">
            <text:p>NOMBRE O RAZÓN SOCIAL</text:p>
          </table:table-cell>
          <table:table-cell table:style-name="ce183" office:value-type="string" calcext:value-type="string">
            <text:p>CIF-NIF</text:p>
          </table:table-cell>
          <table:table-cell table:style-name="ce183" office:value-type="string" calcext:value-type="string">
            <text:p>CONCEPTO</text:p>
          </table:table-cell>
          <table:table-cell table:style-name="ce21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212" office:value-type="string" calcext:value-type="string">
            <text:p>S. S.</text:p>
            <text:p><text:span text:style-name="T1">AUTÓNOMOS</text:span></text:p>
          </table:table-cell>
          <table:table-cell table:style-name="ce21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212" office:value-type="string" calcext:value-type="string">
            <text:p>ALQUILER</text:p>
          </table:table-cell>
          <table:table-cell table:style-name="ce21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212" office:value-type="string" calcext:value-type="string">
            <text:p>COMISIONES</text:p>
            <text:p>Al año</text:p>
          </table:table-cell>
          <table:table-cell table:style-name="ce183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183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183" office:value-type="string" calcext:value-type="string">
            <text:p>SEGUROS</text:p>
          </table:table-cell>
          <table:table-cell table:style-name="ce183" office:value-type="string" calcext:value-type="string">
            <text:p>OTROS G.</text:p>
          </table:table-cell>
          <table:table-cell table:style-name="ce222" office:value-type="string" calcext:value-type="string">
            <text:p>RETENC</text:p>
            <text:p> 19%</text:p>
          </table:table-cell>
          <table:table-cell table:style-name="ce183" office:value-type="string" calcext:value-type="string">
            <text:p><text:span text:style-name="T1">IMPORTE</text:span></text:p>
            <text:p> TOTAL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{d[i].nOrden}</text:p>
          </table:table-cell>
          <table:table-cell table:style-name="ce16" office:value-type="string" calcext:value-type="string">
            <text:p>{d[i].fechaRegistro}</text:p>
          </table:table-cell>
          <table:table-cell table:style-name="ce16" office:value-type="string" calcext:value-type="string">
            <text:p>{d[i].fechaFactura}</text:p>
          </table:table-cell>
          <table:table-cell table:style-name="ce32" office:value-type="string" calcext:value-type="string">
            <text:p>{d[i].nFactura}</text:p>
          </table:table-cell>
          <table:table-cell table:style-name="ce56" office:value-type="string" calcext:value-type="string">
            <text:p>{d[i].nombreProveedor}</text:p>
          </table:table-cell>
          <table:table-cell table:style-name="ce56" office:value-type="string" calcext:value-type="string">
            <text:p>{d[i].cif}</text:p>
          </table:table-cell>
          <table:table-cell table:style-name="ce71" office:value-type="string" calcext:value-type="string">
            <text:p>{d[i].concepto}</text:p>
          </table:table-cell>
          <table:table-cell table:style-name="ce86" office:value-type="string" calcext:value-type="string">
            <text:p>{d[i].compras:formatN()}</text:p>
          </table:table-cell>
          <table:table-cell table:style-name="ce86" office:value-type="string" calcext:value-type="string">
            <text:p>{d[i].autonomos:formatN()}</text:p>
          </table:table-cell>
          <table:table-cell table:style-name="ce86" office:value-type="string" calcext:value-type="string">
            <text:p>{d[i].salario:formatN()}</text:p>
          </table:table-cell>
          <table:table-cell table:style-name="ce86" office:value-type="string" calcext:value-type="string">
            <text:p>{d[i].alquiler:formatN()}</text:p>
          </table:table-cell>
          <table:table-cell table:style-name="ce86" office:value-type="string" calcext:value-type="string">
            <text:p>{d[i].suministros:formatN()}</text:p>
          </table:table-cell>
          <table:table-cell table:style-name="ce86" office:value-type="string" calcext:value-type="string">
            <text:p>{d[i].comisiones:formatN()}</text:p>
          </table:table-cell>
          <table:table-cell table:style-name="ce86" office:value-type="string" calcext:value-type="string">
            <text:p>{d[i].tributos:formatN()}</text:p>
          </table:table-cell>
          <table:table-cell table:style-name="ce86" office:value-type="string" calcext:value-type="string">
            <text:p>{d[i].reparacion:formatN()}</text:p>
          </table:table-cell>
          <table:table-cell table:style-name="ce86" office:value-type="string" calcext:value-type="string">
            <text:p>{d[i].seguros:formatN()}</text:p>
          </table:table-cell>
          <table:table-cell table:style-name="ce102" office:value-type="string" calcext:value-type="string">
            <text:p>{d[i].otros:formatN()}</text:p>
          </table:table-cell>
          <table:table-cell table:style-name="ce135" office:value-type="string" calcext:value-type="string">
            <text:p>{d[i].retencion:formatN()}</text:p>
          </table:table-cell>
          <table:table-cell table:style-name="ce148" office:value-type="string" calcext:value-type="string">
            <text:p>{d[i].total:formatN()}</text:p>
          </table:table-cell>
          <table:table-cell table:style-name="ce246"/>
          <table:table-cell table:number-columns-repeated="1000"/>
        </table:table-row>
        <table:table-row table:style-name="ro2">
          <table:table-cell table:style-name="ce2" office:value-type="string" calcext:value-type="string">
            <text:p>{d[i+1].nOrden}</text:p>
          </table:table-cell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/>
          <table:table-cell table:style-name="ce101"/>
          <table:table-cell table:style-name="ce86" table:number-columns-repeated="7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4"/>
          <table:table-cell table:style-name="ce18" table:number-columns-repeated="2"/>
          <table:table-cell table:style-name="ce35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5"/>
          <table:table-cell table:style-name="ce19" table:number-columns-repeated="2"/>
          <table:table-cell table:style-name="ce36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46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4"/>
          <table:table-cell table:style-name="ce18" table:number-columns-repeated="2"/>
          <table:table-cell table:style-name="ce39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249"/>
          <table:table-cell table:style-name="ce115"/>
          <table:table-cell table:style-name="ce333" table:number-columns-repeated="998"/>
          <table:table-cell table:style-name="ce337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250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0"/>
          <table:table-cell table:style-name="ce347" table:number-columns-repeated="2"/>
          <table:table-cell table:style-name="ce389"/>
          <table:table-cell table:style-name="ce405" table:number-columns-repeated="2"/>
          <table:table-cell table:style-name="ce412"/>
          <table:table-cell table:style-name="ce421" table:number-columns-repeated="9"/>
          <table:table-cell table:style-name="ce429"/>
          <table:table-cell table:style-name="ce436"/>
          <table:table-cell table:style-name="ce106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1"/>
          <table:table-cell table:style-name="ce166" table:number-columns-repeated="2"/>
          <table:table-cell table:style-name="ce177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/>
          <table:table-cell table:style-name="ce118"/>
          <table:table-cell table:number-columns-repeated="999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>
          <table:table-cell table:style-name="ce344"/>
          <table:table-cell table:style-name="ce363" table:number-columns-repeated="2"/>
          <table:table-cell table:style-name="ce406"/>
          <table:table-cell table:style-name="ce434" table:number-columns-repeated="2"/>
          <table:table-cell table:style-name="ce449"/>
          <table:table-cell table:style-name="ce464" table:number-columns-repeated="9"/>
          <table:table-cell table:style-name="ce475"/>
          <table:table-cell table:style-name="ce483"/>
          <table:table-cell table:style-name="ce107"/>
          <table:table-cell table:style-name="ce119"/>
          <table:table-cell table:number-columns-repeated="1000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6"/>
          <table:table-cell table:style-name="ce184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413"/>
          <table:table-cell table:style-name="ce184" table:number-columns-repeated="2"/>
          <table:table-cell table:style-name="ce207"/>
          <table:table-cell table:style-name="ce482"/>
          <table:table-cell table:style-name="ce213" table:number-columns-repeated="8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414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3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9"/>
          <table:table-cell table:style-name="ce394" table:number-columns-repeated="2"/>
          <table:table-cell table:style-name="ce426"/>
          <table:table-cell table:style-name="ce460" table:number-columns-repeated="2"/>
          <table:table-cell table:style-name="ce478"/>
          <table:table-cell table:style-name="ce494" table:number-columns-repeated="9"/>
          <table:table-cell table:style-name="ce503"/>
          <table:table-cell table:style-name="ce514"/>
          <table:table-cell table:style-name="ce108"/>
          <table:table-cell table:style-name="ce12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4"/>
          <table:table-cell table:style-name="ce165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647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409"/>
          <table:table-cell table:style-name="ce433" table:number-columns-repeated="2"/>
          <table:table-cell table:style-name="ce470"/>
          <table:table-cell table:style-name="ce502" table:number-columns-repeated="2"/>
          <table:table-cell table:style-name="ce519"/>
          <table:table-cell table:style-name="ce537" table:number-columns-repeated="9"/>
          <table:table-cell table:style-name="ce549"/>
          <table:table-cell table:style-name="ce560"/>
          <table:table-cell table:style-name="ce109"/>
          <table:table-cell table:style-name="ce122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6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3"/>
          <table:table-cell table:number-columns-repeated="1000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4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5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50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9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500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3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4769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'COMPRAS Y GASTOS'.A2:'COMPRAS Y GASTOS'.T138">
            <calcext:condition calcext:apply-style-name="Color" calcext:value="formula-is([.$H2]&lt;0.001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Q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Cantarell1" svg:font-family="Cantarell" style:font-adornments="Normal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2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2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2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2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2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2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2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2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2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2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Cantarell1" fo:font-family="Cantarell" style:font-style-name="Normal" style:font-pitch="variable" fo:font-size="8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9:16:12.6948373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18M54S</meta:editing-duration>
    <meta:editing-cycles>335</meta:editing-cycles>
    <meta:generator>LibreOffice/7.0.3.1$Linux_X86_64 LibreOffice_project/00$Build-1</meta:generator>
    <meta:initial-creator>Nieves </meta:initial-creator>
    <dc:date>2020-11-10T19:16:53.053641428</dc:date>
    <meta:document-statistic meta:table-count="1" meta:cell-count="39" meta:object-count="0"/>
  </office:meta>
</office:document-meta>
</file>